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4">
      <style:text-properties style:text-underline-style="none" fo:font-weight="normal" style:font-weight-asian="normal" style:font-weight-complex="normal"/>
    </style:style>
    <style:style style:name="P17" style:family="paragraph" style:parent-style-name="Standard" style:list-style-name="L15">
      <style:text-properties style:text-underline-style="none" fo:font-weight="normal" style:font-weight-asian="normal" style:font-weight-complex="normal"/>
    </style:style>
    <style:style style:name="P18" style:family="paragraph" style:parent-style-name="Standard" style:list-style-name="L17">
      <style:text-properties style:text-underline-style="none" fo:font-weight="normal" style:font-weight-asian="normal" style:font-weight-complex="normal"/>
    </style:style>
    <style:style style:name="P19" style:family="paragraph" style:parent-style-name="Standard" style:list-style-name="L2">
      <style:text-properties style:text-underline-style="none" fo:font-weight="normal" fo:background-color="#ffff66" style:font-weight-asian="normal" style:font-weight-complex="normal"/>
    </style:style>
    <style:style style:name="P20" style:family="paragraph" style:parent-style-name="Standard" style:list-style-name="L7">
      <style:text-properties style:text-underline-style="none" fo:font-weight="normal" fo:background-color="#ffff66" style:font-weight-asian="normal" style:font-weight-complex="normal"/>
    </style:style>
    <style:style style:name="P21" style:family="paragraph" style:parent-style-name="Standard" style:list-style-name="L2">
      <style:text-properties style:text-underline-style="none" fo:font-weight="normal" fo:background-color="#99ff66" style:font-weight-asian="normal" style:font-weight-complex="normal"/>
    </style:style>
    <style:style style:name="P22" style:family="paragraph" style:parent-style-name="Standard" style:list-style-name="L10">
      <style:text-properties style:text-underline-style="none" fo:font-weight="normal" fo:background-color="#99ff66" style:font-weight-asian="normal" style:font-weight-complex="normal"/>
    </style:style>
    <style:style style:name="P23" style:family="paragraph" style:parent-style-name="Standard" style:list-style-name="L2">
      <style:text-properties style:text-underline-style="none" fo:font-weight="normal" fo:background-color="#ffffff" style:font-weight-asian="normal" style:font-weight-complex="normal"/>
    </style:style>
    <style:style style:name="P24" style:family="paragraph" style:parent-style-name="Standard" style:list-style-name="L3">
      <style:text-properties style:text-underline-style="none" fo:font-weight="normal" fo:background-color="transparent" style:font-weight-asian="normal" style:font-weight-complex="normal"/>
    </style:style>
    <style:style style:name="P25" style:family="paragraph" style:parent-style-name="Standard" style:list-style-name="L7">
      <style:text-properties style:text-underline-style="none" fo:font-weight="normal" fo:background-color="transparent" style:font-weight-asian="normal" style:font-weight-complex="normal"/>
    </style:style>
    <style:style style:name="P26" style:family="paragraph" style:parent-style-name="Standard" style:list-style-name="L4">
      <style:text-properties style:text-underline-style="none" fo:font-weight="normal" fo:background-color="transparent" style:font-weight-asian="normal" style:font-weight-complex="normal"/>
    </style:style>
    <style:style style:name="P27" style:family="paragraph" style:parent-style-name="Standard" style:list-style-name="L5">
      <style:text-properties style:text-underline-style="none" fo:font-weight="normal" fo:background-color="transparent" style:font-weight-asian="normal" style:font-weight-complex="normal"/>
    </style:style>
    <style:style style:name="P28" style:family="paragraph" style:parent-style-name="Standard" style:list-style-name="L9">
      <style:text-properties style:text-underline-style="none" fo:font-weight="normal" fo:background-color="#ffff00" style:font-weight-asian="normal" style:font-weight-complex="normal"/>
    </style:style>
    <style:style style:name="P29" style:family="paragraph" style:parent-style-name="Standard" style:list-style-name="L12">
      <style:text-properties style:text-underline-style="none" fo:font-weight="normal" fo:background-color="#ffff00" style:font-weight-asian="normal" style:font-weight-complex="normal"/>
    </style:style>
    <style:style style:name="P30" style:family="paragraph" style:parent-style-name="Standard">
      <style:text-properties style:text-underline-style="none" fo:font-weight="normal" fo:background-color="#ff9900" style:font-weight-asian="normal" style:font-weight-complex="normal"/>
    </style:style>
    <style:style style:name="P31" style:family="paragraph" style:parent-style-name="Standard" style:list-style-name="L8">
      <style:text-properties style:text-underline-style="none" fo:font-weight="normal" fo:background-color="#ff9900" style:font-weight-asian="normal" style:font-weight-complex="normal"/>
    </style:style>
    <style:style style:name="P32" style:family="paragraph" style:parent-style-name="Standard" style:list-style-name="L13">
      <style:text-properties style:text-underline-style="none" fo:font-weight="normal" fo:background-color="#ffff99" style:font-weight-asian="normal" style:font-weight-complex="normal"/>
    </style:style>
    <style:style style:name="P33" style:family="paragraph" style:parent-style-name="Standard" style:list-style-name="L7">
      <style:text-properties style:text-underline-style="none" fo:font-weight="normal" fo:background-color="#ff9999" style:font-weight-asian="normal" style:font-weight-complex="normal"/>
    </style:style>
    <style:style style:name="P34" style:family="paragraph" style:parent-style-name="Standard" style:list-style-name="L6">
      <style:text-properties style:text-underline-style="none" fo:font-weight="bold" fo:background-color="#ffff99" style:font-weight-asian="bold" style:font-weight-complex="bold"/>
    </style:style>
    <style:style style:name="P35" style:family="paragraph" style:parent-style-name="Standard" style:list-style-name="L9">
      <style:text-properties style:text-underline-style="none" fo:font-weight="bold" style:font-weight-asian="bold" style:font-weight-complex="bold"/>
    </style:style>
    <style:style style:name="P36" style:family="paragraph" style:parent-style-name="Standard" style:list-style-name="L9">
      <style:text-properties style:text-underline-style="none" fo:font-weight="bold" fo:background-color="#66ff99" style:font-weight-asian="bold" style:font-weight-complex="bold"/>
    </style:style>
    <style:style style:name="P37" style:family="paragraph" style:parent-style-name="Standard">
      <style:text-properties style:text-underline-style="solid" style:text-underline-width="auto" style:text-underline-color="font-color" fo:font-weight="bold" style:font-weight-asian="bold" style:font-weight-complex="bold"/>
    </style:style>
    <style:style style:name="P38"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9"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0"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6">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2">
      <style:text-properties fo:background-color="#ffffff"/>
    </style:style>
    <style:style style:name="P44" style:family="paragraph" style:parent-style-name="Standard" style:list-style-name="L2">
      <style:text-properties fo:color="#000000" fo:background-color="#ff6666"/>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6">
      <style:text-properties fo:background-color="#ffff99"/>
    </style:style>
    <style:style style:name="P47" style:family="paragraph" style:parent-style-name="Standard" style:list-style-name="L8"/>
    <style:style style:name="P48" style:family="paragraph" style:parent-style-name="Standard" style:list-style-name="L10"/>
    <style:style style:name="P49" style:family="paragraph" style:parent-style-name="Standard" style:list-style-name="L10">
      <style:paragraph-properties>
        <style:tab-stops/>
      </style:paragraph-properties>
    </style:style>
    <style:style style:name="P50" style:family="paragraph" style:parent-style-name="Standard" style:list-style-name="L10">
      <style:paragraph-properties>
        <style:tab-stops/>
      </style:paragraph-properties>
      <style:text-properties fo:background-color="#ffff00"/>
    </style:style>
    <style:style style:name="P51" style:family="paragraph" style:parent-style-name="Standard" style:list-style-name="L15"/>
    <style:style style:name="P52"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3"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4" style:family="paragraph" style:parent-style-name="Standard" style:list-style-name="L10">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55"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56"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57"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58"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5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6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fo:background-color="#ffff66" style:font-size-asian="10pt" style:font-size-complex="10pt"/>
    </style:style>
    <style:style style:name="P63"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4"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65"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66"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242729" style:font-name="Consolas" fo:font-size="9.75pt" fo:letter-spacing="normal" fo:font-style="normal"/>
    </style:style>
    <style:style style:name="T8" style:family="text">
      <style:text-properties fo:background-color="#ffff99"/>
    </style:style>
    <style:style style:name="T9"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37283926420180309" text:style-name="L1">
        <text:list-item>
          <text:p text:style-name="P6">TODO OVERALL</text:p>
        </text:list-item>
        <text:list-item>
          <text:p text:style-name="P6">TODO PG1</text:p>
        </text:list-item>
        <text:list-item>
          <text:p text:style-name="P6">TODO PG2</text:p>
        </text:list-item>
        <text:list-item>
          <text:p text:style-name="P6">Marble Case</text:p>
        </text:list-item>
        <text:list-item>
          <text:p text:style-name="P6">Marbles</text:p>
        </text:list-item>
        <text:list-item>
          <text:p text:style-name="P6">TODO PG3</text:p>
        </text:list-item>
        <text:list-item>
          <text:p text:style-name="P6">TODO PG4</text:p>
        </text:list-item>
        <text:list-item>
          <text:p text:style-name="P6">TODO Cards</text:p>
        </text:list-item>
        <text:list-item>
          <text:p text:style-name="P6">TODO Carousel</text:p>
        </text:list-item>
        <text:list-item>
          <text:p text:style-name="P6">TODO Admin Area</text:p>
        </text:list-item>
        <text:list-item>
          <text:p text:style-name="P6">TODO Backend</text:p>
        </text:list-item>
        <text:list-item>
          <text:p text:style-name="P6">TODO Host</text:p>
        </text:list-item>
        <text:list-item>
          <text:p text:style-name="P6">TODO Data for cards</text:p>
        </text:list-item>
        <text:list-item>
          <text:p text:style-name="P6">TODO Color CV infomatic like the guy who did the website where you run about</text:p>
        </text:list-item>
        <text:list-item>
          <text:p text:style-name="P6">TODO Size friendly</text:p>
        </text:list-item>
        <text:list-item>
          <text:p text:style-name="P6">TODO Mobile friendly</text:p>
        </text:list-item>
        <text:list-item>
          <text:p text:style-name="P6">TODO Polish Checks</text:p>
        </text:list-item>
        <text:list-item>
          <text:p text:style-name="P6">Links</text:p>
          <text:p text:style-name="P38"/>
        </text:list-item>
        <text:list-item>
          <text:p text:style-name="P38">Design sections</text:p>
        </text:list-item>
      </text:list>
      <text:p text:style-name="P1"/>
      <text:p text:style-name="P1">TODO OVERALL</text:p>
      <text:list xml:id="list7734865511871765067" text:style-name="L2">
        <text:list-item>
          <text:p text:style-name="P53">set mobile view as just my cv – or my other site i made</text:p>
        </text:list-item>
        <text:list-item>
          <text:p text:style-name="P53">set function for retaining your coord but changing parent</text:p>
        </text:list-item>
        <text:list-item>
          <text:p text:style-name="P55">one resizing .js that tracks what page on </text:p>
        </text:list-item>
        <text:list-item>
          <text:p text:style-name="P19">css is doubled in places makign hard to fix</text:p>
        </text:list-item>
        <text:list-item>
          <text:p text:style-name="P21">better quality images for marbles</text:p>
        </text:list-item>
        <text:list-item>
          <text:p text:style-name="P21">data for cards</text:p>
        </text:list-item>
        <text:list-item>
          <text:p text:style-name="P45">redisgn marbles so have id based on their image</text:p>
        </text:list-item>
        <text:list-item>
          <text:p text:style-name="P7">remove scrolls</text:p>
        </text:list-item>
        <text:list-item>
          <text:p text:style-name="P7">global vars utils</text:p>
        </text:list-item>
        <text:list-item>
          <text:p text:style-name="P7">utils const for marbles</text:p>
        </text:list-item>
        <text:list-item>
          <text:p text:style-name="P7">work out what the corner link do – oauth to admin area where can alter carasoull </text:p>
        </text:list-item>
        <text:list-item>
          <text:p text:style-name="P7">need give balls momentum so keep going few steps like phone drag scroll</text:p>
        </text:list-item>
        <text:list-item>
          <text:p text:style-name="P7">interspace little bits of text about me, maybe humorous</text:p>
        </text:list-item>
        <text:list-item>
          <text:p text:style-name="P23">marble look fish bowl need jq library</text:p>
        </text:list-item>
        <text:list-item>
          <text:p text:style-name="P43">affordance shakes</text:p>
        </text:list-item>
        <text:list-item>
          <text:p text:style-name="P43">make arrows page 2 writing pg 1 etc fit nicely</text:p>
        </text:list-item>
        <text:list-item>
          <text:p text:style-name="P43">generate marbles from list technologies</text:p>
          <text:list>
            <text:list-item>
              <text:p text:style-name="P43">use template </text:p>
            </text:list-item>
            <text:list-item>
              <text:p text:style-name="P44">seperate aMarble from visual effect so all marble can be grabbed as aMarble</text:p>
            </text:list-item>
            <text:list-item>
              <text:p text:style-name="P43">make it so can spin the image instead of div</text:p>
            </text:list-item>
            <text:list-item>
              <text:p text:style-name="P43">redo anims so dont need as much html</text:p>
            </text:list-item>
            <text:list-item>
              <text:p text:style-name="P43">anims own js file</text:p>
              <text:p text:style-name="P43"/>
            </text:list-item>
          </text:list>
        </text:list-item>
        <text:list-item>
          <text:p text:style-name="P43">generate cards from list projects</text:p>
        </text:list-item>
        <text:list-item>
          <text:p text:style-name="P43">make one set function for calculating lines – improve and keep code in one file</text:p>
        </text:list-item>
        <text:list-item>
          <text:p text:style-name="P43">later a code pen and youtube on line equation</text:p>
        </text:list-item>
        <text:list-item>
          <text:p text:style-name="P43">move learning code folder into different drive for space</text:p>
        </text:list-item>
        <text:list-item>
          <text:p text:style-name="P43"><text:soft-page-break/>lots scoping issues especially var and let and some issues with this and delays</text:p>
        </text:list-item>
        <text:list-item>
          <text:p text:style-name="P43">rewrite gradline equation, does it need to be several equations or built in, most things are placed based on top left, so should everything do that then be adjusted, would mean i can use offset</text:p>
        </text:list-item>
      </text:list>
      <text:p text:style-name="P2"/>
      <text:p text:style-name="P1">TODO PG1</text:p>
      <text:p text:style-name="P1"/>
      <text:list xml:id="list227470673003936079" text:style-name="L3">
        <text:list-item>
          <text:p text:style-name="P24">maybe some white box shadow as two vertical lines down the buisnesscard area would look nice – tried a few things makes contrast a bit too much going to leave to later</text:p>
        </text:list-item>
        <text:list-item>
          <text:p text:style-name="P8">controlling writing size and ball rolling in right place and always leave the page properly – think its issue is it being part of the pg1 div maybe do it as part of the body</text:p>
        </text:list-item>
        <text:list-item>
          <text:p text:style-name="P8">the corner now not holding things right maybe to do with how ive altered anchor, or something else could look at the git </text:p>
        </text:list-item>
        <text:list-item>
          <text:p text:style-name="P8">try making background dark grey the retro_intro png insted</text:p>
        </text:list-item>
        <text:list-item>
          <text:p text:style-name="P8">tab initialise marbles on pg3 maybe should be a start js for intialising the website</text:p>
        </text:list-item>
      </text:list>
      <text:p text:style-name="Standard"/>
      <text:p text:style-name="P1">TODO PG2</text:p>
      <text:list xml:id="list6326947909942159830" text:style-name="L4">
        <text:list-item>
          <text:p text:style-name="P26">adjust for diagnolness of card </text:p>
        </text:list-item>
        <text:list-item>
          <text:p text:style-name="P52">the card press makes the glass case not work – unlikely to be pressed after the card</text:p>
        </text:list-item>
        <text:list-item>
          <text:p text:style-name="P52">transistion from pg2 should create marble 1 2 3 for pg 3 <text:s/>--- but need 1 marble already inplace so can use it as location for marble transistioning from 2 to appear</text:p>
        </text:list-item>
        <text:list-item>
          <text:p text:style-name="P52">make arrows writting shrink better</text:p>
        </text:list-item>
      </text:list>
      <text:p text:style-name="P1"/>
      <text:p text:style-name="P1"/>
      <text:p text:style-name="P1">Marble Case</text:p>
      <text:list xml:id="list508103515059816599" text:style-name="L5">
        <text:list-item>
          <text:p text:style-name="P27"><text:span text:style-name="T7">the top glass edge is not infront of the marbles</text:span></text:p>
        </text:list-item>
        <text:list-item>
          <text:p text:style-name="P9">Marbles touching</text:p>
        </text:list-item>
        <text:list-item>
          <text:p text:style-name="P9"><text:s text:c="6"/>Marbles columns alternatively half marble height up</text:p>
        </text:list-item>
        <text:list-item>
          <text:p text:style-name="P9"><text:tab/>No gaps between marbles</text:p>
        </text:list-item>
        <text:list-item>
          <text:p text:style-name="P9"><text:s text:c="5"/>Think i need to set the break points</text:p>
        </text:list-item>
        <text:list-item>
          <text:p text:style-name="P9">I could use fluid containter with invisible balls attached to bottom second “column”</text:p>
        </text:list-item>
        <text:list-item>
          <text:p text:style-name="P9">and inline block so they go around it</text:p>
        </text:list-item>
        <text:list-item>
          <text:p text:style-name="P9">Or i could use columns with alternate alignment top and bottom that are </text:p>
        </text:list-item>
        <text:list-item>
          <text:p text:style-name="P9">The height of the the balls within plus half a ball</text:p>
          <text:p text:style-name="P9"/>
        </text:list-item>
        <text:list-item>
          <text:p text:style-name="P9">Alternatively find the ball with position that would make it bottom of the container and one marble in and give it a bottom margin of half a ball. Or put an object there that doesn't move</text:p>
          <text:p text:style-name="P9"/>
        </text:list-item>
        <text:list-item>
          <text:p text:style-name="P9">No overflow for the balls that wont fit in the container </text:p>
          <text:p text:style-name="P9"/>
        </text:list-item>
        <text:list-item>
          <text:p text:style-name="P9">Or if i put i put a col row on its side ?? </text:p>
        </text:list-item>
      </text:list>
      <text:p text:style-name="P4"/>
      <text:p text:style-name="P1">Marbles </text:p>
      <text:list xml:id="list7726370980798658772" text:style-name="L6">
        <text:list-item>
          <text:p text:style-name="P34">populate carousel with their tech </text:p>
        </text:list-item>
        <text:list-item>
          <text:p text:style-name="P34">remove X Y divs on may marble</text:p>
        </text:list-item>
        <text:list-item>
          <text:p text:style-name="P34">different class for the effects</text:p>
        </text:list-item>
        <text:list-item>
          <text:p text:style-name="P34">aMarble should define size</text:p>
        </text:list-item>
        <text:list-item>
          <text:p text:style-name="P46"><text:a xlink:type="simple" xlink:href="https://www.sitepoint.com/css3-transform-background-image/" text:style-name="Internet_20_link" text:visited-style-name="Visited_20_Internet_20_Link"><text:span text:style-name="T3">https://www.sitepoint.com/css3-transform-background-image/</text:span></text:a><text:span text:style-name="T3"> make image spin not the marble so that the shine and the roundness is stationary but image turns</text:span></text:p>
        </text:list-item>
      </text:list>
      <text:p text:style-name="P4"><text:soft-page-break/></text:p>
      <text:p text:style-name="P1"/>
      <text:p text:style-name="P1">TODO PG3</text:p>
      <text:list xml:id="list3127134614186150354" text:style-name="RTF_5f_Num_20_2">
        <text:list-header>
          <text:p text:style-name="P56"/>
          <text:p text:style-name="P63"/>
          <text:p text:style-name="P64"/>
          <text:p text:style-name="P57"/>
        </text:list-header>
        <text:list-item>
          <text:p text:style-name="P56">why am i using rows and columns</text:p>
        </text:list-item>
        <text:list-item>
          <text:p text:style-name="P56">magnifier now not working nicely i think this maybe because all code slowed by jquery</text:p>
        </text:list-item>
        <text:list-item>
          <text:p text:style-name="P56">as magnifier turns it magnifies right card then middles then left left middle right</text:p>
          <text:p text:style-name="P58"/>
        </text:list-item>
        <text:list-item>
          <text:p text:style-name="P56">why if go to pg 3 above it marble 3 is above the page (before anything trigger) – because right zero</text:p>
        </text:list-item>
        <text:list-item>
          <text:p text:style-name="P56">is it possible to make handle better synced with marbles so always points at front one</text:p>
        </text:list-item>
        <text:list-item>
          <text:p text:style-name="P62">the shape can go over the corner so needs some set padding – which will inturn affect the shape so gonna need to be carefully done, it also pushes the marbles off the top and a card pokes out the right</text:p>
        </text:list-item>
        <text:list-item>
          <text:p text:style-name="P59">magnifier image replace</text:p>
        </text:list-item>
        <text:list-item>
          <text:p text:style-name="P60">pad the cards in a little and then make them tuck behind the page background and border of the shape so tucked in – cant think of a way of doing it</text:p>
        </text:list-item>
        <text:list-item>
          <text:p text:style-name="P60">trapezoid velvet red things that look like tabs that hold the cards in </text:p>
          <text:p text:style-name="P60"/>
        </text:list-item>
      </text:list>
      <text:p text:style-name="P1"/>
      <text:p text:style-name="P1">TODO PG4</text:p>
      <text:list xml:id="list7547399963780292460" text:style-name="L7">
        <text:list-header>
          <text:p text:style-name="P10"/>
        </text:list-header>
        <text:list-item>
          <text:p text:style-name="P39"><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33">pg4 card containers based in someway on screen size </text:p>
        </text:list-item>
        <text:list-item>
          <text:p text:style-name="P20">pg4 click cards and shows you the card as single carasell item</text:p>
        </text:list-item>
        <text:list-item>
          <text:p text:style-name="P25">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3256585882404911836" text:style-name="L8">
        <text:list-header>
          <text:p text:style-name="P11"/>
        </text:list-header>
        <text:list-item>
          <text:p text:style-name="P11">ribbon slight right shadow, maybe with angle so bigger top than bottom</text:p>
        </text:list-item>
        <text:list-item>
          <text:p text:style-name="P11">reread the ways of making a transparent internal line it was a css trick if could do it around the border could get transparent gap between shadow and card currently using second white shadow to acheive this</text:p>
        </text:list-item>
      </text:list>
      <text:p text:style-name="P30"/>
      <text:list xml:id="list35219072" text:continue-numbering="true" text:style-name="L8">
        <text:list-item>
          <text:p text:style-name="P11">put texture on ribbon canvas</text:p>
        </text:list-item>
        <text:list-item>
          <text:p text:style-name="P31">make the containers for card based on viewport</text:p>
        </text:list-item>
        <text:list-item>
          <text:p text:style-name="P47"><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2236299071970813141" text:style-name="L9">
        <text:list-item>
          <text:p text:style-name="P12"><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28">my special CV card the first card should also put in github CV location a color infomatic, open in second tab so website not lost</text:p>
        </text:list-item>
        <text:list-item>
          <text:p text:style-name="P35"><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2">inset shadows on image box or writing box?</text:p>
        </text:list-item>
        <text:list-item>
          <text:p text:style-name="P12">3d art on back</text:p>
        </text:list-item>
        <text:list-item>
          <text:p text:style-name="P36">card link anchors need class hyperlinkAnchor</text:p>
        </text:list-item>
        <text:list-item>
          <text:p text:style-name="P65">try cards having marbles 3d shadow colours see looks good</text:p>
          <text:p text:style-name="P35"/>
        </text:list-item>
      </text:list>
      <text:p text:style-name="P1"/>
      <text:p text:style-name="P1">TODO Carousel</text:p>
      <text:list xml:id="list6741633416438163705" text:style-name="L10">
        <text:list-header>
          <text:p text:style-name="P54"><text:span text:style-name="T9"/></text:p>
        </text:list-header>
        <text:list-item>
          <text:p text:style-name="P13">havent really needed moustache</text:p>
        </text:list-item>
        <text:list-item>
          <text:p text:style-name="P22"><text:soft-page-break/>change cardhyperlink image where its a carousel button to a different name</text:p>
        </text:list-item>
        <text:list-item>
          <text:p text:style-name="P13">move finds and queryselectors out of carousel functions</text:p>
        </text:list-item>
        <text:list-item>
          <text:p text:style-name="P13">maybe remove the buttons when goes wrong doesnt place cards has to think for long time</text:p>
        </text:list-item>
        <text:list-item>
          <text:p text:style-name="P13">clicking the broken image alt makes card go to left</text:p>
        </text:list-item>
        <text:list-item>
          <text:p text:style-name="P13">using display hidden which is bad but visibility didnt apply to i think the showcase elements (not sure at what level but is a overflow visibility important)</text:p>
        </text:list-item>
        <text:list-item>
          <text:p text:style-name="P13">arrows are moving the screen hopefully will be fixed with no scrol</text:p>
          <text:p text:style-name="P13"/>
        </text:list-item>
        <text:list-item>
          <text:p text:style-name="P13">generating the cards only bit we need to do generate applies to whole thing</text:p>
        </text:list-item>
        <text:list-item>
          <text:p text:style-name="P13">leave button a box of cards?</text:p>
        </text:list-item>
        <text:list-item>
          <text:p text:style-name="P14">find out how to order a selected set of cards by the value in the array element they have been selected for</text:p>
        </text:list-item>
        <text:list-item>
          <text:p text:style-name="P49"><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0"/>
        </text:list-item>
        <text:list-item>
          <text:p text:style-name="P66">fixed draw but not properly just moved carousel section to bottom which i think effects code execution order would be good to fix properly</text:p>
        </text:list-item>
        <text:list-item>
          <text:p text:style-name="P66">carousell needs to be brighter more fun </text:p>
        </text:list-item>
      </text:list>
      <text:p text:style-name="P1"/>
      <text:p text:style-name="P1">TODO Admin Area</text:p>
      <text:list xml:id="list8531049727743778309" text:style-name="L11">
        <text:list-item>
          <text:p text:style-name="P15">Admin carousell enable to alter and input cards info </text:p>
        </text:list-item>
      </text:list>
      <text:p text:style-name="P1"/>
      <text:p text:style-name="P1">TODO Backend</text:p>
      <text:list xml:id="list240457229826016571" text:style-name="L16">
        <text:list-item>
          <text:p text:style-name="P42"/>
        </text:list-item>
      </text:list>
      <text:p text:style-name="P1"/>
      <text:p text:style-name="P1">TODO Host</text:p>
      <text:list xml:id="list5758333138991573128" text:style-name="L12">
        <text:list-item>
          <text:p text:style-name="P29">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240900261081448436" text:style-name="L13">
        <text:list-item>
          <text:p text:style-name="P40"><text:a xlink:type="simple" xlink:href="https://startbootstrap.com/guides/how-to-create-a-website-with-github-pages/" text:style-name="Internet_20_link" text:visited-style-name="Visited_20_Internet_20_Link"><text:span text:style-name="T8">https://startbootstrap.com/guides/how-to-create-a-website-with-github-pages/</text:span></text:a><text:span text:style-name="T8"> </text:span></text:p>
        </text:list-item>
        <text:list-item>
          <text:p text:style-name="P32">Or make a pdf, something thats just an image</text:p>
        </text:list-item>
        <text:list-item>
          <text:p text:style-name="P32">Downloadable nice colour resume and more traditional—rleonardi.com</text:p>
        </text:list-item>
      </text:list>
      <text:p text:style-name="P5"/>
      <text:p text:style-name="P4"/>
      <text:p text:style-name="P1">TODO Size friendly</text:p>
      <text:p text:style-name="P1"/>
      <text:p text:style-name="P1">TODO Mobile friendly</text:p>
      <text:list xml:id="list5068536546881208368" text:style-name="L17">
        <text:list-item>
          <text:p text:style-name="P18">short term just go to colour resume or cv or that other site i made</text:p>
        </text:list-item>
      </text:list>
      <text:p text:style-name="P1"/>
      <text:p text:style-name="P1">TODO Polish Checks</text:p>
      <text:list xml:id="list2001745987921372575" text:style-name="L14">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text:soft-page-break/>indication number of pages</text:p>
        </text:list-item>
        <text:list-item>
          <text:p text:style-name="P16">lets insted of vars</text:p>
        </text:list-item>
        <text:list-item>
          <text:p text:style-name="P16">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4"/>
      <text:p text:style-name="P1"/>
      <text:p text:style-name="P1"/>
      <text:p text:style-name="P1"/>
      <text:p text:style-name="P1">Reflection</text:p>
      <text:list xml:id="list6089319126674961037" text:style-name="L15">
        <text:list-item>
          <text:p text:style-name="P51"><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7">remake the cards pure css with or without bootstrap rather than using jquery to resize via scale</text:p>
        </text:list-item>
        <text:list-item>
          <text:p text:style-name="P17">bootstrap vs non bootstrap</text:p>
        </text:list-item>
        <text:list-item>
          <text:p text:style-name="P17">stretch item bootstrap flexbox instead of my jquery stretching code to get cards right size</text:p>
        </text:list-item>
        <text:list-item>
          <text:p text:style-name="P17">retcon a design document each element would have been better if planned from the start so maybe like the glass case if html had the layers clever so the case is clickable except the marbles except the marbles</text:p>
          <text:p text:style-name="P17"/>
        </text:list-item>
      </text:list>
      <text:p text:style-name="P1">Links</text:p>
      <text:p text:style-name="P1"/>
      <text:list xml:id="list35216152" text:continue-list="list3127134614186150354" text:style-name="RTF_5f_Num_20_2">
        <text:list-item>
          <text:p text:style-name="P61"><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text:soft-page-break/>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5235187" text:continue-list="list6741633416438163705" text:style-name="L10">
        <text:list-item>
          <text:p text:style-name="P13"><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48"><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48"><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3">can ejs do what moustache does in js file – unsure can use both</text:p>
        </text:list-item>
        <text:list-item>
          <text:p text:style-name="P48"><text:soft-page-break/><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41"><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29M58S</meta:editing-duration>
    <meta:editing-cycles>98</meta:editing-cycles>
    <meta:generator>OpenOffice/4.1.6$Win32 OpenOffice.org_project/416m1$Build-9790</meta:generator>
    <dc:date>2019-09-12T15:01:36.97</dc:date>
    <dc:creator>Philip Tate</dc:creator>
    <meta:document-statistic meta:table-count="0" meta:image-count="0" meta:object-count="0" meta:page-count="7" meta:paragraph-count="209" meta:word-count="1764" meta:character-count="11613"/>
    <meta:user-defined meta:name="Info 1"/>
    <meta:user-defined meta:name="Info 2"/>
    <meta:user-defined meta:name="Info 3"/>
    <meta:user-defined meta:name="Info 4"/>
  </office:meta>
</office:document-meta>
</file>